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" style:master-page-name="MP0" style:family="paragraph">
      <style:paragraph-properties fo:break-before="page"/>
    </style:style>
    <style:style style:name="T2" style:parent-style-name="Car.predefinitoparagrafo" style:family="text">
      <style:text-properties fo:language="en" fo:country="US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" style:parent-style-name="Car.predefinitoparagrafo" style:family="text">
      <style:text-properties fo:language="en" fo:country="US"/>
    </style:style>
    <style:style style:name="T5" style:parent-style-name="Car.predefinitoparagrafo" style:family="text">
      <style:text-properties fo:language="en" fo:country="US"/>
    </style:style>
    <style:style style:name="T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" style:parent-style-name="Car.predefinitoparagrafo" style:family="text">
      <style:text-properties fo:language="en" fo:country="US"/>
    </style:style>
    <style:style style:name="T8" style:parent-style-name="Car.predefinitoparagrafo" style:family="text">
      <style:text-properties style:text-position="super 63.6%" fo:language="en" fo:country="US"/>
    </style:style>
    <style:style style:name="T9" style:parent-style-name="Car.predefinitoparagrafo" style:family="text">
      <style:text-properties fo:language="en" fo:country="US"/>
    </style:style>
    <style:style style:name="T10" style:parent-style-name="Car.predefinitoparagrafo" style:family="text">
      <style:text-properties fo:language="en" fo:country="US"/>
    </style:style>
    <style:style style:name="T11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2" style:parent-style-name="Car.predefinitoparagrafo" style:family="text">
      <style:text-properties fo:language="en" fo:country="US"/>
    </style:style>
    <style:style style:name="T13" style:parent-style-name="Car.predefinitoparagrafo" style:family="text">
      <style:text-properties fo:language="en" fo:country="US"/>
    </style:style>
    <style:style style:name="T14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5" style:parent-style-name="Car.predefinitoparagrafo" style:family="text">
      <style:text-properties style:text-position="super 63.6%" fo:language="en" fo:country="US"/>
    </style:style>
    <style:style style:name="T16" style:parent-style-name="Car.predefinitoparagrafo" style:family="text">
      <style:text-properties fo:language="en" fo:country="US"/>
    </style:style>
    <style:style style:name="T17" style:parent-style-name="Car.predefinitoparagrafo" style:family="text">
      <style:text-properties style:text-position="super 63.6%" fo:language="en" fo:country="US"/>
    </style:style>
    <style:style style:name="T18" style:parent-style-name="Car.predefinitoparagrafo" style:family="text">
      <style:text-properties fo:language="en" fo:country="US"/>
    </style:style>
    <style:style style:name="T19" style:parent-style-name="Car.predefinitoparagrafo" style:family="text">
      <style:text-properties fo:language="en" fo:country="US"/>
    </style:style>
    <style:style style:name="T20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Car.predefinitoparagrafo" style:family="text">
      <style:text-properties fo:language="en" fo:country="US"/>
    </style:style>
    <style:style style:name="T22" style:parent-style-name="Car.predefinitoparagrafo" style:family="text">
      <style:text-properties fo:language="en" fo:country="US"/>
    </style:style>
    <style:style style:name="T2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4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5" style:parent-style-name="Car.predefinitoparagrafo" style:family="text">
      <style:text-properties style:text-position="super 63.6%" fo:language="en" fo:country="US"/>
    </style:style>
    <style:style style:name="T2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7" style:parent-style-name="Car.predefinitoparagrafo" style:family="text">
      <style:text-properties fo:language="en" fo:country="US"/>
    </style:style>
    <style:style style:name="T28" style:parent-style-name="Car.predefinitoparagrafo" style:family="text">
      <style:text-properties fo:language="en" fo:country="US"/>
    </style:style>
    <style:style style:name="T29" style:parent-style-name="Car.predefinitoparagrafo" style:family="text">
      <style:text-properties style:text-position="super 63.6%" fo:language="en" fo:country="US"/>
    </style:style>
    <style:style style:name="T30" style:parent-style-name="Car.predefinitoparagrafo" style:family="text">
      <style:text-properties fo:language="en" fo:country="US"/>
    </style:style>
    <style:style style:name="T31" style:parent-style-name="Car.predefinitoparagrafo" style:family="text">
      <style:text-properties style:text-position="super 63.6%" fo:language="en" fo:country="US"/>
    </style:style>
    <style:style style:name="T32" style:parent-style-name="Car.predefinitoparagrafo" style:family="text">
      <style:text-properties fo:language="en" fo:country="US"/>
    </style:style>
    <style:style style:name="T33" style:parent-style-name="Car.predefinitoparagrafo" style:family="text">
      <style:text-properties fo:language="en" fo:country="US"/>
    </style:style>
    <style:style style:name="T34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5" style:parent-style-name="Car.predefinitoparagrafo" style:family="text">
      <style:text-properties style:text-position="super 63.6%" fo:language="en" fo:country="US"/>
    </style:style>
    <style:style style:name="T36" style:parent-style-name="Car.predefinitoparagrafo" style:family="text">
      <style:text-properties fo:language="en" fo:country="US"/>
    </style:style>
    <style:style style:name="T37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8" style:parent-style-name="Car.predefinitoparagrafo" style:family="text">
      <style:text-properties style:text-position="super 63.6%" fo:language="en" fo:country="US"/>
    </style:style>
    <style:style style:name="T39" style:parent-style-name="Car.predefinitoparagrafo" style:family="text">
      <style:text-properties fo:language="en" fo:country="US"/>
    </style:style>
    <style:style style:name="T40" style:parent-style-name="Car.predefinitoparagrafo" style:family="text">
      <style:text-properties fo:language="en" fo:country="US"/>
    </style:style>
    <style:style style:name="T41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2" style:parent-style-name="Car.predefinitoparagrafo" style:family="text">
      <style:text-properties style:text-position="super 63.6%" fo:language="en" fo:country="US"/>
    </style:style>
    <style:style style:name="T4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4" style:parent-style-name="Car.predefinitoparagrafo" style:family="text">
      <style:text-properties style:text-position="super 63.6%" fo:language="en" fo:country="US"/>
    </style:style>
    <style:style style:name="T4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6" style:parent-style-name="Car.predefinitoparagrafo" style:family="text">
      <style:text-properties style:text-position="super 63.6%" fo:language="en" fo:country="US"/>
    </style:style>
    <style:style style:name="T47" style:parent-style-name="Car.predefinitoparagrafo" style:family="text">
      <style:text-properties fo:language="en" fo:country="US"/>
    </style:style>
    <style:style style:name="T48" style:parent-style-name="Car.predefinitoparagrafo" style:family="text">
      <style:text-properties fo:language="en" fo:country="US"/>
    </style:style>
    <style:style style:name="T4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0" style:parent-style-name="Car.predefinitoparagrafo" style:family="text">
      <style:text-properties style:text-position="super 63.6%" fo:language="en" fo:country="US"/>
    </style:style>
    <style:style style:name="T51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2" style:parent-style-name="Car.predefinitoparagrafo" style:family="text">
      <style:text-properties style:text-position="super 63.6%" fo:language="en" fo:country="US"/>
    </style:style>
    <style:style style:name="T5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4" style:parent-style-name="Car.predefinitoparagrafo" style:family="text">
      <style:text-properties style:text-position="super 63.6%" fo:language="en" fo:country="US"/>
    </style:style>
    <style:style style:name="T55" style:parent-style-name="Car.predefinitoparagrafo" style:family="text">
      <style:text-properties fo:language="en" fo:country="US"/>
    </style:style>
    <style:style style:name="P56" style:parent-style-name="Titolo2" style:family="paragraph">
      <style:text-properties fo:language="en" fo:country="US"/>
    </style:style>
    <style:style style:name="P57" style:parent-style-name="Titolo2" style:family="paragraph">
      <style:paragraph-properties fo:break-before="column"/>
    </style:style>
    <style:style style:name="P58" style:parent-style-name="Textbody" style:family="paragraph">
      <style:paragraph-properties fo:margin-top="0.1583in" fo:margin-bottom="0.1583in"/>
    </style:style>
    <style:style style:name="T59" style:parent-style-name="Car.predefinitoparagrafo" style:family="text">
      <style:text-properties fo:language="en" fo:country="US"/>
    </style:style>
    <style:style style:name="T60" style:parent-style-name="Car.predefinitoparagrafo" style:family="text">
      <style:text-properties fo:language="en" fo:country="US"/>
    </style:style>
    <style:style style:name="T61" style:parent-style-name="Car.predefinitoparagrafo" style:family="text">
      <style:text-properties fo:color="#3465A4" fo:language="en" fo:country="US"/>
    </style:style>
    <style:style style:name="T62" style:parent-style-name="Car.predefinitoparagrafo" style:family="text">
      <style:text-properties fo:color="#3465A4" fo:language="en" fo:country="US"/>
    </style:style>
    <style:style style:name="T63" style:parent-style-name="Car.predefinitoparagrafo" style:family="text">
      <style:text-properties fo:color="#3465A4" fo:language="en" fo:country="US"/>
    </style:style>
    <style:style style:name="T64" style:parent-style-name="Car.predefinitoparagrafo" style:family="text">
      <style:text-properties fo:color="#3465A4" fo:language="en" fo:country="US"/>
    </style:style>
    <style:style style:name="T65" style:parent-style-name="Car.predefinitoparagrafo" style:family="text">
      <style:text-properties fo:color="#3465A4" fo:language="en" fo:country="US"/>
    </style:style>
    <style:style style:name="T66" style:parent-style-name="Car.predefinitoparagrafo" style:family="text">
      <style:text-properties fo:color="#3465A4" fo:language="en" fo:country="US"/>
    </style:style>
    <style:style style:name="P67" style:parent-style-name="Textbody" style:family="paragraph">
      <style:paragraph-properties fo:margin-top="0.0791in" fo:margin-bottom="0.1763in"/>
    </style:style>
    <style:style style:name="T68" style:parent-style-name="Car.predefinitoparagrafo" style:family="text">
      <style:text-properties fo:language="en" fo:country="US"/>
    </style:style>
    <style:style style:name="T69" style:parent-style-name="Car.predefinitoparagrafo" style:family="text">
      <style:text-properties fo:language="en" fo:country="US"/>
    </style:style>
    <style:style style:name="T70" style:parent-style-name="Car.predefinitoparagrafo" style:family="text">
      <style:text-properties fo:color="#3465A4" fo:language="en" fo:country="US"/>
    </style:style>
    <style:style style:name="T71" style:parent-style-name="Car.predefinitoparagrafo" style:family="text">
      <style:text-properties fo:color="#3465A4" fo:language="en" fo:country="US"/>
    </style:style>
    <style:style style:name="T72" style:parent-style-name="Car.predefinitoparagrafo" style:family="text">
      <style:text-properties fo:color="#3465A4" fo:language="en" fo:country="US"/>
    </style:style>
    <style:style style:name="T73" style:parent-style-name="Car.predefinitoparagrafo" style:family="text">
      <style:text-properties fo:color="#3465A4" fo:language="en" fo:country="US"/>
    </style:style>
    <style:style style:name="T74" style:parent-style-name="Car.predefinitoparagrafo" style:family="text">
      <style:text-properties fo:color="#3465A4" fo:language="en" fo:country="US"/>
    </style:style>
    <style:style style:name="P75" style:parent-style-name="Textbody" style:family="paragraph">
      <style:paragraph-properties fo:margin-top="0.0791in" fo:margin-bottom="0.1763in"/>
    </style:style>
    <style:style style:name="T76" style:parent-style-name="Car.predefinitoparagrafo" style:family="text">
      <style:text-properties fo:language="en" fo:country="US"/>
    </style:style>
    <style:style style:name="T77" style:parent-style-name="Car.predefinitoparagrafo" style:family="text">
      <style:text-properties fo:language="en" fo:country="US"/>
    </style:style>
    <style:style style:name="T78" style:parent-style-name="Car.predefinitoparagrafo" style:family="text">
      <style:text-properties fo:color="#3465A4" fo:language="en" fo:country="US"/>
    </style:style>
    <style:style style:name="T79" style:parent-style-name="Car.predefinitoparagrafo" style:family="text">
      <style:text-properties fo:color="#3465A4" fo:language="en" fo:country="US"/>
    </style:style>
    <style:style style:name="T80" style:parent-style-name="Car.predefinitoparagrafo" style:family="text">
      <style:text-properties fo:color="#3465A4" fo:language="en" fo:country="US"/>
    </style:style>
    <style:style style:name="T81" style:parent-style-name="Car.predefinitoparagrafo" style:family="text">
      <style:text-properties fo:color="#3465A4" fo:language="en" fo:country="US"/>
    </style:style>
    <style:style style:name="T82" style:parent-style-name="Car.predefinitoparagrafo" style:family="text">
      <style:text-properties fo:color="#3465A4" fo:language="en" fo:country="US"/>
    </style:style>
    <style:style style:name="T83" style:parent-style-name="Car.predefinitoparagrafo" style:family="text">
      <style:text-properties fo:color="#3465A4" fo:language="en" fo:country="US"/>
    </style:style>
    <style:style style:name="P84" style:parent-style-name="Textbody" style:family="paragraph">
      <style:paragraph-properties fo:margin-top="0.0395in" fo:margin-bottom="0.1368in"/>
    </style:style>
    <style:style style:name="T85" style:parent-style-name="Car.predefinitoparagrafo" style:family="text">
      <style:text-properties fo:language="en" fo:country="US"/>
    </style:style>
    <style:style style:name="T86" style:parent-style-name="Car.predefinitoparagrafo" style:family="text">
      <style:text-properties fo:language="en" fo:country="US"/>
    </style:style>
    <style:style style:name="T87" style:parent-style-name="Car.predefinitoparagrafo" style:family="text">
      <style:text-properties fo:color="#3465A4" fo:language="en" fo:country="US"/>
    </style:style>
    <style:style style:name="T88" style:parent-style-name="Car.predefinitoparagrafo" style:family="text">
      <style:text-properties fo:color="#3465A4" fo:language="en" fo:country="US"/>
    </style:style>
    <style:style style:name="T89" style:parent-style-name="Car.predefinitoparagrafo" style:family="text">
      <style:text-properties fo:color="#3465A4" fo:language="en" fo:country="US"/>
    </style:style>
    <style:style style:name="T90" style:parent-style-name="Car.predefinitoparagrafo" style:family="text">
      <style:text-properties fo:color="#3465A4" fo:language="en" fo:country="US"/>
    </style:style>
    <style:style style:name="T91" style:parent-style-name="Car.predefinitoparagrafo" style:family="text">
      <style:text-properties fo:color="#3465A4" fo:language="en" fo:country="US"/>
    </style:style>
    <style:style style:name="T92" style:parent-style-name="Car.predefinitoparagrafo" style:family="text">
      <style:text-properties fo:color="#3465A4" fo:language="en" fo:country="US"/>
    </style:style>
  </office:automatic-styles>
  <office:body>
    <office:text text:use-soft-page-breaks="true">
      <text:p text:style-name="P1">DOCUMENTAZIONE PROGETTAZIONE LOGICA</text:p>
      <text:p text:style-name="Sottotitolo">a corredo dello schema logico</text:p>
      <text:h text:style-name="Titolo1" text:outline-level="1">Fase di ristrutturazione</text:h>
      <text:p text:style-name="Textbody">Scopo: generare uno schema ER semplificato, ristrutturato, ma equivalente a quello di partenza eliminando tutti quei costrutti non<text:s/>direttamente rappresentabili nel modello relazionale, quindi in particolare è necessario eliminare la gerarchia di generalizzazione che coinvolge le entità Users, Admin e Player. Le strategie che si possono effettuare sono sia l'eliminazione dei figli che<text:s/>del padre, in quanto, la rimozione dei primi non porta ad un'aggiunta di attributi che risulteranno null; mentre l'eliminazione del padre è ragionevole in quanto non viene mai acceduto.</text:p>
      <text:p text:style-name="Textbody">Al fine di evitare il raddoppio degli attributi di Users nel caso della sua rimozione, scegliamo di eliminare i figli, e quindi le entità Admin e Player, aggiungendo un attributo tipo in Users, di dominio boolean, che assumerà valore 1 in caso di admin, 0 altrimenti.</text:p>
      <text:h text:style-name="Titolo1" text:outline-level="1">Fase di traduzione</text:h>
      <text:p text:style-name="Textbody">Scopo: generare un equivalente schema relazionale.</text:p>
      <text:h text:style-name="Titolo2" text:outline-level="2">Traduzione delle entità e delle associazioni</text:h>
      <text:p text:style-name="Textbody"><text:span text:style-name="T2">Users (</text:span><text:span text:style-name="T3">id</text:span><text:span text:style-name="T4">, tipo, name, surname, nickname, email, password)</text:span></text:p>
      <text:p text:style-name="Textbody"><text:span text:style-name="T5">InsubriaMails (</text:span><text:span text:style-name="T6">email</text:span><text:span text:style-name="T7">, password,id</text:span><text:span text:style-name="T8">Users</text:span><text:span text:style-name="T9">)</text:span></text:p>
      <text:p text:style-name="Textbody"><text:span text:style-name="T10">Matches (</text:span><text:span text:style-name="T11">id</text:span><text:span text:style-name="T12">, date, time)</text:span></text:p>
      <text:p text:style-name="Textbody"><text:span text:style-name="T13">Manches (</text:span><text:span text:style-name="T14">number, id</text:span><text:span text:style-name="T15">Matches</text:span><text:span text:style-name="T16">, phrase</text:span><text:span text:style-name="T17">Phrases</text:span><text:span text:style-name="T18">)</text:span></text:p>
      <text:p text:style-name="Textbody"><text:span text:style-name="T19">Phrases (theme,<text:s/></text:span><text:span text:style-name="T20">phrase</text:span><text:span text:style-name="T21">)</text:span></text:p>
      <text:p text:style-name="Textbody"><text:span text:style-name="T22">Moves (</text:span><text:span text:style-name="T23">i</text:span><text:span text:style-name="T24">d</text:span><text:span text:style-name="T25">Users</text:span><text:span text:style-name="T26">, moveType, outcome</text:span><text:span text:style-name="T27">, id</text:span><text:span text:style-name="T28">Match</text:span><text:span text:style-name="T29">Manches</text:span><text:span text:style-name="T30">, number</text:span><text:span text:style-name="T31">Manches</text:span><text:span text:style-name="T32">)</text:span></text:p>
      <text:p text:style-name="Textbody"><text:span text:style-name="T33">MatchWinners (</text:span><text:span text:style-name="T34">idMatch</text:span><text:span text:style-name="T35">Matches</text:span><text:span text:style-name="T36">,<text:s/></text:span><text:span text:style-name="T37">idPlayer</text:span><text:span text:style-name="T38">Users</text:span><text:span text:style-name="T39">, amount)</text:span></text:p>
      <text:p text:style-name="Textbody"><text:span text:style-name="T40">MancheWinners (</text:span><text:span text:style-name="T41">id</text:span><text:span text:style-name="T42">Manches</text:span><text:span text:style-name="T43">, number</text:span><text:span text:style-name="T44">Manches</text:span><text:span text:style-name="T45">, idPlayer</text:span><text:span text:style-name="T46">Users</text:span><text:span text:style-name="T47">, amount)</text:span></text:p>
      <text:p text:style-name="Textbody"><text:span text:style-name="T48">MancheJoiners (</text:span><text:span text:style-name="T49">id</text:span><text:span text:style-name="T50">Manches</text:span><text:span text:style-name="T51">, number</text:span><text:span text:style-name="T52">Manches</text:span><text:span text:style-name="T53">, idPlayer</text:span><text:span text:style-name="T54">Users</text:span><text:span text:style-name="T55">, observer)</text:span></text:p>
      <text:h text:style-name="P56" text:outline-level="2"/>
      <text:h text:style-name="P57" text:outline-level="2">Traduzione dei vincoli</text:h>
      <text:list text:style-name="WWNum1">
        <text:list-item>
          <text:p text:style-name="P58"><text:span text:style-name="T59">Gli id presenti in InsubriaMails possono appartenere solo a utenti admin:</text:span><text:span text:style-name="T60"><text:line-break/></text:span><text:span text:style-name="T61">CREATE ASSERTION AdminEmail</text:span><text:span text:style-name="T62"><text:line-break/></text:span><text:span text:style-name="T63">CHECK(NOT EXISTS</text:span><text:span text:style-name="T64"><text:line-break/></text:span><text:span text:style-name="T65">(SELECT id FROM InsubriaMails <text:s/>JOIN Users USING(id)</text:span><text:span text:style-name="T66"><text:s/>WHERE tipo=0));</text:span></text:p>
        </text:list-item>
        <text:list-item>
          <text:p text:style-name="P67"><text:span text:style-name="T68">In Manches l’id di un match può apparire al più 5 volte</text:span><text:span text:style-name="T69"><text:line-break/></text:span><text:span text:style-name="T70">CREATE ASSERTION CountMatch</text:span><text:span text:style-name="T71"><text:line-break/></text:span><text:span text:style-name="T72">CHECK (NOT EXISTS</text:span><text:span text:style-name="T73"><text:line-break/></text:span><text:span text:style-name="T74">(SELECT id FROM Manches GROUP BY id HAVING Count(*)&gt;5));</text:span></text:p>
        </text:list-item>
        <text:list-item>
          <text:p text:style-name="P75"><text:span text:style-name="T76">In MancheJoiners devono apparire tre giocatori per id di un match</text:span><text:span text:style-name="T77"><text:line-break/></text:span><text:span text:style-name="T78">CREATE ASSERTI</text:span><text:span text:style-name="T79">ON PlayerJoiners</text:span><text:span text:style-name="T80"><text:line-break/></text:span><text:span text:style-name="T81">CHECK (NOT EXISTS</text:span><text:span text:style-name="T82"><text:line-break/></text:span><text:span text:style-name="T83">(SELECT idPlayer FROM MancheJoiners WHERE observer=0 GROUP BY idPlayer HAVING Count(*)&lt;&gt;3));</text:span></text:p>
        </text:list-item>
        <text:list-item>
          <text:p text:style-name="P84"><text:span text:style-name="T85">In MancheWinners l’idPlayer non può riferirsi ad un osservatore per quella partita</text:span><text:span text:style-name="T86"><text:line-break/></text:span><text:span text:style-name="T87">CREATE ASSERTION PlayerWinner</text:span><text:span text:style-name="T88"><text:line-break/></text:span><text:span text:style-name="T89">CHECK (NOT EXIS</text:span><text:span text:style-name="T90">TS</text:span><text:span text:style-name="T91"><text:line-break/></text:span><text:span text:style-name="T92">(SELECT idPlayer FROM MancheWinners NATURAL JOIN MancheJoiners WHERE observer=1)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briele Rotoloni</meta:initial-creator>
    <dc:creator>Gabriele Rotoloni</dc:creator>
    <meta:creation-date>2019-08-01T16:14:00Z</meta:creation-date>
    <dc:date>2019-08-18T18:12:00Z</dc:date>
    <meta:template xlink:href="Normal.dotm" xlink:type="simple"/>
    <meta:editing-cycles>6</meta:editing-cycles>
    <meta:editing-duration>PT120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0" meta:character-count="2276" meta:row-count="16" meta:non-whitespace-character-count="1940"/>
  </office:meta>
</office:document-meta>
</file>